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style:font-name="Monaco1" fo:font-size="8pt" style:font-size-asian="8pt" style:font-size-complex="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07-30T09:39:03.649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456,133,&lt;160,0&gt;,&lt;163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216,239,&lt;152,0&gt;,&lt;159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{0.7489686732507778}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885 tests executed; 28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1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0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1" office:value-type="string" calcext:value-type="string">
            <text:p>TESTS RUN AT $2015-07-15T21:08:51.45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|tmp:///06C/j|,false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806,85,&lt;63,0&gt;,&lt;63,85&gt;): FALSE "inferred types"test fails for arguments: {&lt;"","4E72",-327047901,false,0.9231235416011428&gt;,&lt;"","Zip(",-11370263,true,0.7803031456772179&gt;,&lt;"","",-1560341826,true,0.6196594131564774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387,68,&lt;55,0&gt;,&lt;55,68&gt;): FALSE "inferred types"test fails for arguments: {&lt;"10r\t",-91163313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863 tests executed; 36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19660 msec, execute: 2479538 msec]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28">
          <table:table-cell table:style-name="ce3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5" office:value-type="string" calcext:value-type="string">
            <text:p>Expressions:</text:p>
          </table:table-cell>
          <table:table-cell table:style-name="ce5" table:number-columns-repeated="1023"/>
        </table:table-row>
        <table:table-row table:style-name="ro1">
          <table:table-cell table:style-name="ce6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8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26937,115,&lt;406,0&gt;,&lt;406,115&gt;): FALSE "Cannot execute due to compilation errors: {error(\"Name _ is not in scope\",|test-modules:///TMP.rsc|(180,1,\&lt;1,180\&gt;,\&lt;1,181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9 tests executed; 8 failed; 0 ignored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80">
          <table:table-cell table:style-name="ce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00:48:30.6623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7-30T12:39:34.673833000</dc:date>
    <meta:editing-duration>P71DT20H58M41S</meta:editing-duration>
    <meta:editing-cycles>236</meta:editing-cycles>
    <meta:generator>LibreOffice/4.4.1.2$MacOSX_X86_64 LibreOffice_project/45e2de17089c24a1fa810c8f975a7171ba4cd432</meta:generator>
    <meta:document-statistic meta:table-count="4" meta:cell-count="443" meta:object-count="0"/>
  </office:meta>
</office:document-meta>
</file>